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Lato1" svg:font-family="Lato, sans-serif"/>
    <style:font-face style:name="open sansbold" svg:font-family="'open sansbold', Arial, 'Helvetica Neue', Helvetica, sans-serif"/>
    <style:font-face style:name="open sansregular" svg:font-family="'open sansregular', Arial, 'Helvetica Neue', Helvetica, sans-serif"/>
    <style:font-face style:name="playfair displaybold" svg:font-family="'playfair displaybold', Georgia, Times,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margin-left="0in" fo:margin-right="0in" fo:orphans="2" fo:widows="2" fo:text-indent="0in" style:auto-text-indent="false"/>
      <style:text-properties fo:font-variant="normal" fo:text-transform="none" fo:color="#313131" style:font-name="playfair displaybold" fo:letter-spacing="normal" fo:font-style="normal" fo:font-weight="bold"/>
    </style:style>
    <style:style style:name="P2" style:family="paragraph" style:parent-style-name="Heading_20_2">
      <style:paragraph-properties fo:margin-left="0in" fo:margin-right="0in" fo:orphans="2" fo:widows="2" fo:text-indent="0in" style:auto-text-indent="false"/>
      <style:text-properties fo:font-variant="normal" fo:text-transform="none" fo:color="#000000" style:font-name="Lato1" fo:font-size="16.5pt" fo:letter-spacing="normal" fo:font-style="normal" fo:font-weight="bold" loext:padding="0in" loext:border="none"/>
    </style:style>
    <style:style style:name="P3" style:family="paragraph" style:parent-style-name="Standard">
      <style:paragraph-properties fo:margin-left="0in" fo:margin-right="0in" fo:orphans="2" fo:widows="2" fo:text-indent="0in" style:auto-text-indent="false"/>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Lato" fo:font-size="13.5pt" fo:letter-spacing="normal" fo:font-style="normal" fo:font-weight="normal"/>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paragraph-properties fo:margin-left="0in" fo:margin-right="0in" fo:orphans="2" fo:widows="2" fo:text-indent="0in" style:auto-text-indent="false"/>
      <style:text-properties fo:font-variant="normal" fo:text-transform="none" fo:color="#313131" style:font-name="open sansregular" fo:font-size="12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Lato" fo:font-size="13.5pt" fo:letter-spacing="normal" fo:font-style="normal" fo:font-weight="normal"/>
    </style:style>
    <style:style style:name="P8" style:family="paragraph" style:parent-style-name="Text_20_body">
      <style:paragraph-properties fo:margin-left="0in" fo:margin-right="0in" fo:margin-top="0in" fo:margin-bottom="0.2709in" loext:contextual-spacing="false" style:line-height-at-least="0.2709in" fo:orphans="2" fo:widows="2" fo:text-indent="0in" style:auto-text-indent="false"/>
      <style:text-properties fo:font-variant="normal" fo:text-transform="none" fo:color="#000000" style:font-name="Lato" fo:font-size="13.5pt" fo:letter-spacing="normal" fo:font-style="normal" fo:font-weight="normal"/>
    </style:style>
    <style:style style:name="P9" style:family="paragraph" style:parent-style-name="Text_20_body">
      <style:paragraph-properties fo:margin-left="0in" fo:margin-right="0in" fo:margin-top="0in" fo:margin-bottom="0.2709in" loext:contextual-spacing="false" style:line-height-at-least="0.2709in" fo:orphans="2" fo:widows="2" fo:text-indent="0in" style:auto-text-indent="false"/>
      <style:text-properties fo:font-variant="normal" fo:text-transform="none" fo:color="#000000" fo:letter-spacing="normal"/>
    </style:style>
    <style:style style:name="P10" style:family="paragraph" style:parent-style-name="Heading_20_1">
      <style:text-properties fo:font-variant="normal" fo:text-transform="none" fo:color="#313131" style:font-name="playfair displaybold" fo:letter-spacing="normal" fo:font-style="normal" fo:font-weight="bold"/>
    </style:style>
    <style:style style:name="T1" style:family="text">
      <style:text-properties fo:font-variant="normal" fo:text-transform="none" fo:color="#313131" style:font-name="open sansbold" fo:font-size="12pt" fo:letter-spacing="normal" fo:font-style="normal" fo:font-weight="bold"/>
    </style:style>
    <style:style style:name="T2" style:family="text">
      <style:text-properties fo:font-variant="normal" fo:text-transform="none" fo:color="#313131" style:font-name="open sansregular" fo:font-size="12pt" fo:letter-spacing="normal" fo:font-style="normal" fo:font-weight="normal"/>
    </style:style>
    <style:style style:name="T3" style:family="text">
      <style:text-properties fo:font-variant="normal" fo:text-transform="none" fo:color="#313131" fo:letter-spacing="normal"/>
    </style:style>
    <style:style style:name="T4" style:family="text">
      <style:text-properties fo:color="#313131" style:font-name="open sansregular" fo:font-size="12pt"/>
    </style:style>
    <style:style style:name="T5" style:family="text">
      <style:text-properties fo:color="#313131" style:font-name="open sansregular" fo:font-size="12pt" fo:font-weight="normal"/>
    </style:style>
    <style:style style:name="T6" style:family="text">
      <style:text-properties style:font-name="open sansregular" fo:font-size="12pt" fo:font-weight="normal"/>
    </style:style>
    <style:style style:name="T7" style:family="text">
      <style:text-properties style:font-name="Lato" fo:font-size="13.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 text:name="page-title"/>Towel Workout : 7 Moves to Lose Your Love Handles</text:h>
      <text:p text:style-name="Standard"/>
      <text:p text:style-name="P3"><text:span text:style-name="Strong_20_Emphasis"><text:span text:style-name="T1">How it works:</text:span></text:span><text:span text:style-name="T3"> </text:span><text:span text:style-name="T2">Up to four days a week, do these moves as a circuit (back to back with little rest in between) after a cardio session or within your strength routine. Repeat the entire series 2 to 3 times total.</text:span></text:p>
      <text:p text:style-name="P3"><text:span text:style-name="T2"/></text:p>
      <text:h text:style-name="P1" text:outline-level="2"><text:span text:style-name="T6">Waistline Row</text:span></text:h>
      <text:p text:style-name="P5"><text:span text:style-name="Emphasis"><text:span text:style-name="T2">Reps: 20</text:span></text:span></text:p>
      <text:p text:style-name="P6">Sit with knees bent, feet flat, holding towel pulled tight overhead. Brace abs in tight and hinge body back while scooping towel down to right side of body, tracing a circle from back to front.</text:p>
      <text:p text:style-name="P6">Bring body back upright as towel circles overhead (that's one rep), then immediately repeat hinge and scoop down to left side. Do 20 alternating circles.</text:p>
      <text:h text:style-name="P1" text:outline-level="2"><text:span text:style-name="T6">Extended 'Slow-Mo' Crunch</text:span></text:h>
      <text:p text:style-name="P5"><text:span text:style-name="Emphasis"><text:span text:style-name="T2">Reps: 10</text:span></text:span></text:p>
      <text:p text:style-name="P6">Lie faceup with knees bent, feet flat. Fold towel until it's a small square and place under lower back, positioning the bottom edge just above hip bones. Clasp hands behind head and inhale.</text:p>
      <text:p text:style-name="P6">As you exhale, slowly (take 3 full counts to raise up) lift head and shoulders off the floor, looking straight ahead at legs. Hold for 1 count, and then slowly (counting to 3 again) lower to start position. That's one rep. Repeat 10 times total.</text:p>
      <text:h text:style-name="P1" text:outline-level="2"><text:span text:style-name="T6">Rocking Bicycle</text:span></text:h>
      <text:p text:style-name="P5"><text:span text:style-name="Emphasis"><text:span text:style-name="T2">Reps: 10 per side</text:span></text:span></text:p>
      <text:p text:style-name="P6">Lie faceup with arms extended, elbows slightly bent, into a wide 'V' overhead (open arms to the end of your towel's length), with towel pulled tight behind head.</text:p>
      <text:p text:style-name="P6">Extend legs out at a 45-degree angle, bending right knee and pressing the inner edge of right foot against inside of left knee.</text:p>
      <text:p text:style-name="P6">Lift head and shoulders off the floor. Keeping abdominals engaged, gently 'rock' to the right, balancing on right hip, using the right arm and your abs to help stop the movement. Return to center. Repeat 10 times to the right, and then do 10 reps to the left.</text:p>
      <text:h text:style-name="P1" text:outline-level="2"><text:soft-page-break/><text:span text:style-name="T6">Sliding Plank</text:span></text:h>
      <text:p text:style-name="P5"><text:span text:style-name="Emphasis"><text:span text:style-name="T2">Reps: 15</text:span></text:span></text:p>
      <text:p text:style-name="P6">Start on all fours with the towel folded and placed under feet. Draw belly button into spine to engage abs and slightly lift knees off the ground (don't let hips lift up in the air).</text:p>
      <text:p text:style-name="P6">Press out through heels, sliding legs out into a full plank position (avoid sagging or lifting hips—body should make a line from heels to head). Brace abs in tighter and slide legs back in to start position (knees still hovering). That's one rep. Try up to 15 reps (or as many in a row as you can with great form).</text:p>
      <text:h text:style-name="P1" text:outline-level="2"><text:span text:style-name="T6">Side-Lying Slide-Up</text:span></text:h>
      <text:p text:style-name="P5"><text:span text:style-name="Emphasis"><text:span text:style-name="T2">Reps: 15 per side</text:span></text:span></text:p>
      <text:p text:style-name="P6">Lie on right side, right arm extended under ear and palm pressed on folded towel. Place left hand on floor in front of chest, legs extended under hips.</text:p>
      <text:p text:style-name="P6">Engage abs and press right hand into the towel to lift torso off the floor while sliding towel in toward body (right arm stays extended as it slides in), using left hand for support. Avoid letting your right shoulder come up as you lift body. Hold for 1 count, and then slide back out to start position. Do 15 reps on the right, and then repeat on the left.</text:p>
      <text:h text:style-name="P1" text:outline-level="2"><text:span text:style-name="T6">Towel Teaser</text:span></text:h>
      <text:p text:style-name="P5"><text:span text:style-name="Emphasis"><text:span text:style-name="T2">Reps: 10</text:span></text:span></text:p>
      <text:p text:style-name="P6">Sit with knees bent, towel wrapped under knees, holding both ends with arms bent by sides. Brace abs in tight and lean back slightly to lift feet off floor (body should resemble a 'V' in this position). Slowly lower back to floor and extend legs out at a 45-degree angle (keep holding onto towel for support). Lower until back touches the floor (head and shoulders stay lifted). Hold for 1 count, and then use abs (towel assists) to sit back up to starting 'V' position. Do 10 reps.</text:p>
      <text:p text:style-name="P6">Want more of a challenge? Extend arms overhead in 'V' position, holding towel tight, and as you lean back to extend legs, lower towel to the tops of thighs. Sit back up, reaching arms overhead again.</text:p>
      <text:p text:style-name="P3"><text:span text:style-name="T2"/></text:p>
      <text:h text:style-name="P1" text:outline-level="2"><text:span text:style-name="T6">Single-Leg Cross Slide</text:span></text:h>
      <text:p text:style-name="P5"><text:span text:style-name="Emphasis"><text:span text:style-name="T2">Reps: 10 per side</text:span></text:span></text:p>
      <text:p text:style-name="P6"><text:soft-page-break/>From a straight-arm plank position (with towel folded under feet), shift into a single-leg plank by bending left knee into chest and pressing inside of foot against inside of right knee.</text:p>
      <text:p text:style-name="P6">Engage abs and bend right knee, sliding towel in, so that both knees come to the outside of left elbow. Slide and extend right leg back out into single-leg plank. That's one rep. Do 10 reps on the right, and then repeat on the left.</text:p>
      <text:h text:style-name="P2" text:outline-level="2"><text:span text:style-name="T5">Oblique Press and Reach</text:span></text:h>
      <text:p text:style-name="P7"><text:span text:style-name="T4">Kneel on your left knee with your right foot out in front of you, foot flat on the floor (leg will form a 90 degree angle). Keep the abdominal muscles tight, back straight, tailbone tucked. Hold a weight in your right hand, arm extended out to the right and bent at a 90 degree angle with your fist in the air.</text:span></text:p>
      <text:p text:style-name="P8">Then, reach up, extending your arm straight into the air while bending your body down to the left side and touching your left fingertips to the ground. Next, use your oblique muscle pull your torso back to starting position. Do 3 sets of 12-15 on each side.</text:p>
      <text:h text:style-name="P2" text:outline-level="2"><text:span text:style-name="T5">Side Plank Crunch</text:span></text:h>
      <text:p text:style-name="P4"><text:span text:style-name="T4">Start on your right elbow, your right foot slightly in front of your left. Keep your core tightened throughouts. Pull the right knee in towards chest and crunch your left elbow toward it. Then bring back out to side plank position. Do 3 sets of 10-12 reps.</text:span></text:p>
      <text:p text:style-name="P4"><text:span text:style-name="T2"/></text:p>
      <text:h text:style-name="P2" text:outline-level="2"><text:span text:style-name="T5">Plank Up-Downs</text:span></text:h>
      <text:p text:style-name="P7"><text:span text:style-name="T4">Get into plank position, with arms out straight directly beneath your shoulders, squeezing your butt and pulling your abs tight into your spine. Then, starting with one arm, lower down onto your forearm, then follow with the next arm. Move back up, one arm at a time, to the fully extended plank. Make sure to avoid rocking your hips, Stokes warns, and keep the core tight the entire time.</text:span></text:p>
      <text:p text:style-name="P9">“<text:span text:style-name="T7">It also works your upper body as well,” Stokes notes, since your upper body is moving and helping to support your entire plank position. Do 8 on each side, or shoot for 30-45 seconds.</text:span></text:p>
      <text:p text:style-name="P4"><text:span text:style-name="T2"/></text:p>
      <text:p text:style-name="P4"><text:span text:style-name="T2"/></text:p>
      <text:p text:style-name="P4"><text:span text:style-name="T2"/></text:p>
      <text:p text:style-name="P4"><text:span text:style-name="T2"/></text:p>
      <text:h text:style-name="P2" text:outline-level="2"><text:soft-page-break/><text:span text:style-name="T5">Around the World Obliques</text:span></text:h>
      <text:p text:style-name="P7"><text:span text:style-name="T4">Stand with your legs wider than shoulder-width apart, toes turned out just a little bit, tailbone tucked. With a very light weight in your hands (5 pounds at most—or you can even hold a pillow—just to keep anchored so you don’t feel the move in your lower back) extend arms up straight above your head as far as you can. “It should really feel like a stretch,” says Stokes. Then, bend from the hips and reach your body as far as you can to the right, hips and shoulders square forward. At the last second when you can’t reach any more, rotate toward the floor. Twist your body back to face front, exhale and pull back up to center.</text:span></text:p>
      <text:p text:style-name="P8">Make sure to keep your knees soft, don’t lock them. Do 8-10 slow and controlled reps in each direction, alternating sides.</text:p>
      <text:h text:style-name="P2" text:outline-level="2"><text:span text:style-name="T5">Pass the Ball</text:span></text:h>
      <text:p text:style-name="P7"><text:span text:style-name="T4">These are basically bicycle crunches turned up a notch. Lie flat on the ground, abs pulled in tight to your spine and back flat on the floor. Pick your chest up, pulling the right knee into your chest and holding a ball in your left hand. Pass the ball underneath your right knee into your right hand and crunch up. “It’s almost like a figure-8,” says Stokes. Like dribbling a basketball, minus that bounce on the floor.</text:span></text:p>
      <text:p text:style-name="P8">Rotate your legs after each pass, and make sure you’re crunching up every time. Keep your shoulder blades lifted off the ground throughout. Do for 30-45 seconds.</text:p>
      <text:h text:style-name="P2" text:outline-level="2"><text:span text:style-name="T5">Knee Drop</text:span></text:h>
      <text:p text:style-name="P7"><text:span text:style-name="T4">Lie flat on the ground, abs pulled in tight to your spine, back flat on the floor. Lift legs off the floor and into a tabletop position. Squeeze the ball between legs, engaging the inner thigh muscles and lower abs the entire time. Drop your knees over to the right—slowly—keeping abs pulled in tight and lower back flat. Exhale and pull to center, then inhale as you drop them down the other way.</text:span></text:p>
      <text:p text:style-name="P9">“<text:span text:style-name="T7">You want to keep them tucked in, knees aligned over your hips,” says Stokes. You’ll also get an awesome lower back stretch. Holding the ball tight will ensure you keep your legs together throughout the movement. Do 3 sets of 8-10 reps each side.</text:span></text:p>
      <text:p text:style-name="P4"><text:span text:style-name="T2"/></text:p>
      <text:p text:style-name="P4"><text:span text:style-name="T2"/></text:p>
      <text:h text:style-name="P2" text:outline-level="2"><text:soft-page-break/><text:span text:style-name="T5">Crouching Tiger Push-Up</text:span></text:h>
      <text:p text:style-name="P7"><text:span text:style-name="T4">One of Stokes’ signature moves, the only other place you’ll see this is in one of her classes. Start in a push-up position (hands wider than shoulder-width). Do a pushup. Then, bend knees off floor, and press back into your hips so your knees are directly beneath your ribs. Your arms should be straight pressing through the shoulders—you’ll feel it in your quads and shoulders.</text:span></text:p>
      <text:p text:style-name="P8">Then lift the hips up into a downward dog position. From there, round out your back and slowly roll your spine forward in a wave motion, starting with lower spine and ending with upper spine rolling the rest of the body flat until you are back in your starting plank position.</text:p>
      <text:p text:style-name="P9">“<text:span text:style-name="T7">Pressing back forces you to engage the low abdomen; the rolling wave is active abdominal work, and it’s also stretching your back.” Do 3 sets of 10-12 slow and controlled reps.</text:span></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ce style:name="Lato1" svg:font-family="Lato, sans-serif"/>
    <style:font-face style:name="open sansbold" svg:font-family="'open sansbold', Arial, 'Helvetica Neue', Helvetica, sans-serif"/>
    <style:font-face style:name="open sansregular" svg:font-family="'open sansregular', Arial, 'Helvetica Neue', Helvetica, sans-serif"/>
    <style:font-face style:name="playfair displaybold" svg:font-family="'playfair displaybold', Georgia, Times,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8:41:24.128166623</meta:creation-date>
    <dc:date>2017-05-29T18:59:52.324996017</dc:date>
    <meta:editing-duration>PT8M8S</meta:editing-duration>
    <meta:editing-cycles>1</meta:editing-cycles>
    <meta:document-statistic meta:table-count="0" meta:image-count="0" meta:object-count="0" meta:page-count="5" meta:paragraph-count="52" meta:word-count="1509" meta:character-count="8218" meta:non-whitespace-character-count="6767"/>
    <meta:generator>LibreOffice/5.1.6.2$Linux_X86_64 LibreOffice_project/10m0$Build-2</meta:generator>
  </office:meta>
</office:document-meta>
</file>